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8000002846713F4F4.png" manifest:media-type="image/png"/>
  <manifest:file-entry manifest:full-path="Pictures/10000000000002970000026013E822E1.png" manifest:media-type="image/png"/>
  <manifest:file-entry manifest:full-path="Pictures/1000000000000225000001FBDFA06E67.png" manifest:media-type="image/png"/>
  <manifest:file-entry manifest:full-path="Pictures/100000000000028600000279B1CC55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6278in" style:rel-column-width="5224*"/>
    </style:style>
    <style:style style:name="Table1.B" style:family="table-column">
      <style:table-column-properties style:column-width="3.0653in" style:rel-column-width="4414*"/>
    </style:style>
    <style:style style:name="Table1.1" style:family="table-row">
      <style:table-row-properties style:min-row-height="3.68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61a5" officeooo:paragraph-rsid="000261a5"/>
    </style:style>
    <style:style style:name="P2" style:family="paragraph" style:parent-style-name="Standard">
      <style:text-properties officeooo:paragraph-rsid="000261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) NbVilles=2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draw:frame draw:style-name="fr2" draw:name="Image3" text:anchor-type="paragraph" svg:width="3.2701in" svg:height="3.2043in" draw:z-index="3"><draw:image xlink:href="Pictures/100000000000028600000279B1CC55B6.png" xlink:type="simple" xlink:show="embed" xlink:actuate="onLoad"/></draw:frame></text:p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P1"/>
      <text:p text:style-name="P1"/>
      <text:p text:style-name="P1">2) nbVilles=3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draw:style-name="fr2" draw:name="Image4" text:anchor-type="paragraph" svg:width="3.2701in" svg:height="3.0193in" draw:z-index="1"><draw:image xlink:href="Pictures/1000000000000225000001FBDFA06E67.png" xlink:type="simple" xlink:show="embed" xlink:actuate="onLoad"/></draw:frame>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3)nbVilles=4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<draw:frame draw:style-name="fr2" draw:name="Image2" text:anchor-type="paragraph" svg:width="3.2701in" svg:height="2.9984in" draw:z-index="2"><draw:image xlink:href="Pictures/10000000000002970000026013E822E1.png" xlink:type="simple" xlink:show="embed" xlink:actuate="onLoad"/></draw:frame></text:p>
          </table:table-cell>
          <table:table-cell table:style-name="Table4.B1" office:value-type="string">
            <text:p text:style-name="Table_20_Contents"/>
          </table:table-cell>
        </table:table-row>
      </table:table>
      <text:p text:style-name="P1"/>
      <text:p text:style-name="P1"/>
      <text:p text:style-name="P1">4) NbVilles=5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  <text:p text:style-name="Table_20_Contents"><draw:frame draw:style-name="fr1" draw:name="Image1" text:anchor-type="paragraph" svg:x="0.3366in" svg:y="0.1209in" svg:width="3.0417in" svg:height="3.039in" draw:z-index="0"><draw:image xlink:href="Pictures/1000000000000298000002846713F4F4.png" xlink:type="simple" xlink:show="embed" xlink:actuate="onLoad"/></draw:frame>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4:25:11.528097506</meta:creation-date>
    <dc:date>2015-11-27T16:29:33.186949736</dc:date>
    <meta:editing-duration>PT48M20S</meta:editing-duration>
    <meta:editing-cycles>1</meta:editing-cycles>
    <meta:document-statistic meta:table-count="4" meta:image-count="4" meta:object-count="0" meta:page-count="2" meta:paragraph-count="4" meta:word-count="7" meta:character-count="51" meta:non-whitespace-character-count="48"/>
    <meta:generator>LibreOffice/4.2.8.2$Linux_X86_64 LibreOffice_project/420m0$Build-2</meta:generator>
  </office:meta>
</office:document-meta>
</file>